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4.2547in" style:type="right" style:leader-style="dotted" style:leader-text="."/>
        </style:tab-stops>
      </style:paragraph-properties>
    </style:style>
    <style:style style:name="P2" style:family="paragraph" style:parent-style-name="Footnote">
      <style:text-properties officeooo:rsid="0005ce7e" officeooo:paragraph-rsid="0005ce7e"/>
    </style:style>
    <style:style style:name="P3" style:family="paragraph" style:parent-style-name="Text_20_body">
      <style:text-properties officeooo:rsid="0002e5ca" officeooo:paragraph-rsid="0002e5ca"/>
    </style:style>
    <style:style style:name="P4" style:family="paragraph" style:parent-style-name="Contents_20_1">
      <style:paragraph-properties>
        <style:tab-stops>
          <style:tab-stop style:position="4.2547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  <style:text-properties officeooo:rsid="0002e5ca" officeooo:paragraph-rsid="0002e5ca"/>
    </style:style>
    <style:style style:name="P6" style:family="paragraph" style:parent-style-name="Heading_20_1">
      <style:text-properties officeooo:paragraph-rsid="000a23a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 text:style-name="Main_20_index_20_entry"/>
            <text:index-entry-text text:style-name="Main_20_index_20_entry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97_3286401237" text:style-name="Index_20_Link" text:visited-style-name="Index_20_Link"><text:span text:style-name="Main_20_index_20_entry">Foo</text:span><text:tab/>7</text:a></text:p>
          <text:p text:style-name="P4"><text:a xlink:type="simple" xlink:href="#__RefHeading___Toc99_3286401237" text:style-name="Index_20_Link" text:visited-style-name="Index_20_Link"><text:span text:style-name="Main_20_index_20_entry">bar</text:span><text:tab/>9</text:a></text:p>
          <text:p text:style-name="P4"><text:a xlink:type="simple" xlink:href="#__RefHeading___Toc101_3286401237" text:style-name="Index_20_Link" text:visited-style-name="Index_20_Link"><text:span text:style-name="Main_20_index_20_entry">Three</text:span><text:tab/>9</text:a></text:p>
          <text:p text:style-name="P4"><text:a xlink:type="simple" xlink:href="#__RefHeading___Toc103_3286401237" text:style-name="Index_20_Link" text:visited-style-name="Index_20_Link"><text:span text:style-name="Main_20_index_20_entry">4</text:span><text:tab/>9</text:a></text:p>
          <text:p text:style-name="P4"><text:a xlink:type="simple" xlink:href="#__RefHeading___Toc105_3286401237" text:style-name="Index_20_Link" text:visited-style-name="Index_20_Link"><text:span text:style-name="Main_20_index_20_entry">5</text:span><text:tab/>9</text:a></text:p>
          <text:p text:style-name="P4"><text:a xlink:type="simple" xlink:href="#__RefHeading___Toc107_3286401237" text:style-name="Index_20_Link" text:visited-style-name="Index_20_Link"><text:span text:style-name="Main_20_index_20_entry">6</text:span><text:tab/>9</text:a></text:p>
          <text:p text:style-name="P4"><text:a xlink:type="simple" xlink:href="#__RefHeading___Toc109_3286401237" text:style-name="Index_20_Link" text:visited-style-name="Index_20_Link"><text:span text:style-name="Main_20_index_20_entry">7</text:span><text:tab/>9</text:a></text:p>
          <text:p text:style-name="P4"><text:a xlink:type="simple" xlink:href="#__RefHeading___Toc111_3286401237" text:style-name="Index_20_Link" text:visited-style-name="Index_20_Link"><text:span text:style-name="Main_20_index_20_entry">8</text:span><text:tab/>9</text:a></text:p>
          <text:p text:style-name="P4"><text:a xlink:type="simple" xlink:href="#__RefHeading___Toc113_3286401237" text:style-name="Index_20_Link" text:visited-style-name="Index_20_Link"><text:span text:style-name="Main_20_index_20_entry">9</text:span><text:tab/>9</text:a></text:p>
          <text:p text:style-name="P4"><text:a xlink:type="simple" xlink:href="#__RefHeading___Toc115_3286401237" text:style-name="Index_20_Link" text:visited-style-name="Index_20_Link"><text:span text:style-name="Main_20_index_20_entry">10</text:span><text:tab/>9</text:a></text:p>
          <text:p text:style-name="P4"><text:a xlink:type="simple" xlink:href="#__RefHeading___Toc117_3286401237" text:style-name="Index_20_Link" text:visited-style-name="Index_20_Link"><text:span text:style-name="Main_20_index_20_entry">11</text:span><text:tab/>9</text:a></text:p>
          <text:p text:style-name="P4"><text:a xlink:type="simple" xlink:href="#__RefHeading___Toc119_3286401237" text:style-name="Index_20_Link" text:visited-style-name="Index_20_Link"><text:span text:style-name="Main_20_index_20_entry">12</text:span><text:tab/>9</text:a></text:p>
          <text:p text:style-name="P4"><text:a xlink:type="simple" xlink:href="#__RefHeading___Toc121_3286401237" text:style-name="Index_20_Link" text:visited-style-name="Index_20_Link"><text:span text:style-name="Main_20_index_20_entry">13</text:span><text:tab/>9</text:a></text:p>
          <text:p text:style-name="P4"><text:a xlink:type="simple" xlink:href="#__RefHeading___Toc123_3286401237" text:style-name="Index_20_Link" text:visited-style-name="Index_20_Link"><text:span text:style-name="Main_20_index_20_entry">14</text:span><text:tab/>10</text:a></text:p>
          <text:p text:style-name="P4"><text:a xlink:type="simple" xlink:href="#__RefHeading___Toc125_3286401237" text:style-name="Index_20_Link" text:visited-style-name="Index_20_Link"><text:span text:style-name="Main_20_index_20_entry">15</text:span><text:tab/>10</text:a></text:p>
          <text:p text:style-name="P4"><text:a xlink:type="simple" xlink:href="#__RefHeading___Toc127_3286401237" text:style-name="Index_20_Link" text:visited-style-name="Index_20_Link"><text:span text:style-name="Main_20_index_20_entry">16</text:span><text:tab/>10</text:a></text:p>
          <text:p text:style-name="P4"><text:a xlink:type="simple" xlink:href="#__RefHeading___Toc129_3286401237" text:style-name="Index_20_Link" text:visited-style-name="Index_20_Link"><text:span text:style-name="Main_20_index_20_entry">17</text:span><text:tab/>10</text:a></text:p>
          <text:p text:style-name="P4"><text:a xlink:type="simple" xlink:href="#__RefHeading___Toc131_3286401237" text:style-name="Index_20_Link" text:visited-style-name="Index_20_Link"><text:span text:style-name="Main_20_index_20_entry">18</text:span><text:tab/>10</text:a></text:p>
          <text:p text:style-name="P4"><text:a xlink:type="simple" xlink:href="#__RefHeading___Toc133_3286401237" text:style-name="Index_20_Link" text:visited-style-name="Index_20_Link"><text:span text:style-name="Main_20_index_20_entry">19</text:span><text:tab/>10</text:a></text:p>
          <text:p text:style-name="P4"><text:a xlink:type="simple" xlink:href="#__RefHeading___Toc135_3286401237" text:style-name="Index_20_Link" text:visited-style-name="Index_20_Link"><text:soft-page-break/><text:span text:style-name="Main_20_index_20_entry">20</text:span><text:tab/>10</text:a></text:p>
          <text:p text:style-name="P4"><text:a xlink:type="simple" xlink:href="#__RefHeading___Toc137_3286401237" text:style-name="Index_20_Link" text:visited-style-name="Index_20_Link"><text:span text:style-name="Main_20_index_20_entry">21</text:span><text:tab/>10</text:a></text:p>
          <text:p text:style-name="P4"><text:a xlink:type="simple" xlink:href="#__RefHeading___Toc139_3286401237" text:style-name="Index_20_Link" text:visited-style-name="Index_20_Link"><text:span text:style-name="Main_20_index_20_entry">22</text:span><text:tab/>10</text:a></text:p>
          <text:p text:style-name="P4"><text:a xlink:type="simple" xlink:href="#__RefHeading___Toc141_3286401237" text:style-name="Index_20_Link" text:visited-style-name="Index_20_Link"><text:span text:style-name="Main_20_index_20_entry">23</text:span><text:tab/>10</text:a></text:p>
          <text:p text:style-name="P4"><text:a xlink:type="simple" xlink:href="#__RefHeading___Toc143_3286401237" text:style-name="Index_20_Link" text:visited-style-name="Index_20_Link"><text:span text:style-name="Main_20_index_20_entry">24</text:span><text:tab/>10</text:a></text:p>
          <text:p text:style-name="P4"><text:a xlink:type="simple" xlink:href="#__RefHeading___Toc145_3286401237" text:style-name="Index_20_Link" text:visited-style-name="Index_20_Link"><text:span text:style-name="Main_20_index_20_entry">25</text:span><text:tab/>10</text:a></text:p>
          <text:p text:style-name="P4"><text:a xlink:type="simple" xlink:href="#__RefHeading___Toc147_3286401237" text:style-name="Index_20_Link" text:visited-style-name="Index_20_Link"><text:span text:style-name="Main_20_index_20_entry">26</text:span><text:tab/>11</text:a></text:p>
          <text:p text:style-name="P4"><text:a xlink:type="simple" xlink:href="#__RefHeading___Toc149_3286401237" text:style-name="Index_20_Link" text:visited-style-name="Index_20_Link"><text:span text:style-name="Main_20_index_20_entry">27</text:span><text:tab/>11</text:a></text:p>
          <text:p text:style-name="P4"><text:a xlink:type="simple" xlink:href="#__RefHeading___Toc151_3286401237" text:style-name="Index_20_Link" text:visited-style-name="Index_20_Link"><text:span text:style-name="Main_20_index_20_entry">28</text:span><text:tab/>11</text:a></text:p>
          <text:p text:style-name="P4"><text:a xlink:type="simple" xlink:href="#__RefHeading___Toc153_3286401237" text:style-name="Index_20_Link" text:visited-style-name="Index_20_Link"><text:span text:style-name="Main_20_index_20_entry">29</text:span><text:tab/>11</text:a></text:p>
          <text:p text:style-name="P4"><text:a xlink:type="simple" xlink:href="#__RefHeading___Toc155_3286401237" text:style-name="Index_20_Link" text:visited-style-name="Index_20_Link"><text:span text:style-name="Main_20_index_20_entry">30</text:span><text:tab/>11</text:a></text:p>
          <text:p text:style-name="P4"><text:a xlink:type="simple" xlink:href="#__RefHeading___Toc157_3286401237" text:style-name="Index_20_Link" text:visited-style-name="Index_20_Link"><text:span text:style-name="Main_20_index_20_entry">31</text:span><text:tab/>11</text:a></text:p>
          <text:p text:style-name="P4"><text:a xlink:type="simple" xlink:href="#__RefHeading___Toc159_3286401237" text:style-name="Index_20_Link" text:visited-style-name="Index_20_Link"><text:span text:style-name="Main_20_index_20_entry">32</text:span><text:tab/>11</text:a></text:p>
          <text:p text:style-name="P4"><text:a xlink:type="simple" xlink:href="#__RefHeading___Toc161_3286401237" text:style-name="Index_20_Link" text:visited-style-name="Index_20_Link"><text:span text:style-name="Main_20_index_20_entry">33</text:span><text:tab/>11</text:a></text:p>
          <text:p text:style-name="P4"><text:a xlink:type="simple" xlink:href="#__RefHeading___Toc163_3286401237" text:style-name="Index_20_Link" text:visited-style-name="Index_20_Link"><text:span text:style-name="Main_20_index_20_entry">34</text:span><text:tab/>11</text:a></text:p>
          <text:p text:style-name="P4"><text:a xlink:type="simple" xlink:href="#__RefHeading___Toc165_3286401237" text:style-name="Index_20_Link" text:visited-style-name="Index_20_Link"><text:span text:style-name="Main_20_index_20_entry">35</text:span><text:tab/>11</text:a></text:p>
          <text:p text:style-name="P4"><text:a xlink:type="simple" xlink:href="#__RefHeading___Toc167_3286401237" text:style-name="Index_20_Link" text:visited-style-name="Index_20_Link"><text:span text:style-name="Main_20_index_20_entry">36</text:span><text:tab/>11</text:a></text:p>
          <text:p text:style-name="P4"><text:a xlink:type="simple" xlink:href="#__RefHeading___Toc169_3286401237" text:style-name="Index_20_Link" text:visited-style-name="Index_20_Link"><text:span text:style-name="Main_20_index_20_entry">37</text:span><text:tab/>11</text:a></text:p>
          <text:p text:style-name="P4"><text:a xlink:type="simple" xlink:href="#__RefHeading___Toc171_3286401237" text:style-name="Index_20_Link" text:visited-style-name="Index_20_Link"><text:span text:style-name="Main_20_index_20_entry">38</text:span><text:tab/>12</text:a></text:p>
          <text:p text:style-name="P4"><text:a xlink:type="simple" xlink:href="#__RefHeading___Toc173_3286401237" text:style-name="Index_20_Link" text:visited-style-name="Index_20_Link"><text:span text:style-name="Main_20_index_20_entry">39</text:span><text:tab/>12</text:a></text:p>
          <text:p text:style-name="P4"><text:a xlink:type="simple" xlink:href="#__RefHeading___Toc175_3286401237" text:style-name="Index_20_Link" text:visited-style-name="Index_20_Link"><text:span text:style-name="Main_20_index_20_entry">40</text:span><text:tab/>12</text:a></text:p>
          <text:p text:style-name="P4"><text:a xlink:type="simple" xlink:href="#__RefHeading___Toc177_3286401237" text:style-name="Index_20_Link" text:visited-style-name="Index_20_Link"><text:soft-page-break/><text:span text:style-name="Main_20_index_20_entry">41</text:span><text:tab/>12</text:a></text:p>
          <text:p text:style-name="P4"><text:a xlink:type="simple" xlink:href="#__RefHeading___Toc179_3286401237" text:style-name="Index_20_Link" text:visited-style-name="Index_20_Link"><text:span text:style-name="Main_20_index_20_entry">42</text:span><text:tab/>12</text:a></text:p>
          <text:p text:style-name="P4"><text:a xlink:type="simple" xlink:href="#__RefHeading___Toc181_3286401237" text:style-name="Index_20_Link" text:visited-style-name="Index_20_Link"><text:span text:style-name="Main_20_index_20_entry">43</text:span><text:tab/>12</text:a></text:p>
          <text:p text:style-name="P4"><text:a xlink:type="simple" xlink:href="#__RefHeading___Toc183_3286401237" text:style-name="Index_20_Link" text:visited-style-name="Index_20_Link"><text:span text:style-name="Main_20_index_20_entry">44</text:span><text:tab/>12</text:a></text:p>
          <text:p text:style-name="P4"><text:a xlink:type="simple" xlink:href="#__RefHeading___Toc185_3286401237" text:style-name="Index_20_Link" text:visited-style-name="Index_20_Link"><text:span text:style-name="Main_20_index_20_entry">45</text:span><text:tab/>12</text:a></text:p>
          <text:p text:style-name="P4"><text:a xlink:type="simple" xlink:href="#__RefHeading___Toc187_3286401237" text:style-name="Index_20_Link" text:visited-style-name="Index_20_Link"><text:span text:style-name="Main_20_index_20_entry">46</text:span><text:tab/>12</text:a></text:p>
          <text:p text:style-name="P4"><text:a xlink:type="simple" xlink:href="#__RefHeading___Toc189_3286401237" text:style-name="Index_20_Link" text:visited-style-name="Index_20_Link"><text:span text:style-name="Main_20_index_20_entry">47</text:span><text:tab/>12</text:a></text:p>
          <text:p text:style-name="P4"><text:a xlink:type="simple" xlink:href="#__RefHeading___Toc191_3286401237" text:style-name="Index_20_Link" text:visited-style-name="Index_20_Link"><text:span text:style-name="Main_20_index_20_entry">48</text:span><text:tab/>12</text:a></text:p>
          <text:p text:style-name="P4"><text:a xlink:type="simple" xlink:href="#__RefHeading___Toc193_3286401237" text:style-name="Index_20_Link" text:visited-style-name="Index_20_Link"><text:span text:style-name="Main_20_index_20_entry">49</text:span><text:tab/>12</text:a></text:p>
          <text:p text:style-name="P4"><text:a xlink:type="simple" xlink:href="#__RefHeading___Toc195_3286401237" text:style-name="Index_20_Link" text:visited-style-name="Index_20_Link"><text:span text:style-name="Main_20_index_20_entry">50</text:span><text:tab/>13</text:a></text:p>
          <text:p text:style-name="P4"><text:a xlink:type="simple" xlink:href="#__RefHeading___Toc197_3286401237" text:style-name="Index_20_Link" text:visited-style-name="Index_20_Link"><text:span text:style-name="Main_20_index_20_entry">51</text:span><text:tab/>13</text:a></text:p>
          <text:p text:style-name="P4"><text:a xlink:type="simple" xlink:href="#__RefHeading___Toc199_3286401237" text:style-name="Index_20_Link" text:visited-style-name="Index_20_Link"><text:span text:style-name="Main_20_index_20_entry">52</text:span><text:tab/>13</text:a></text:p>
          <text:p text:style-name="P4"><text:a xlink:type="simple" xlink:href="#__RefHeading___Toc201_3286401237" text:style-name="Index_20_Link" text:visited-style-name="Index_20_Link"><text:span text:style-name="Main_20_index_20_entry">53</text:span><text:tab/>13</text:a></text:p>
          <text:p text:style-name="P4"><text:a xlink:type="simple" xlink:href="#__RefHeading___Toc203_3286401237" text:style-name="Index_20_Link" text:visited-style-name="Index_20_Link"><text:span text:style-name="Main_20_index_20_entry">54</text:span><text:tab/>13</text:a></text:p>
          <text:p text:style-name="P4"><text:a xlink:type="simple" xlink:href="#__RefHeading___Toc205_3286401237" text:style-name="Index_20_Link" text:visited-style-name="Index_20_Link"><text:span text:style-name="Main_20_index_20_entry">55</text:span><text:tab/>13</text:a></text:p>
          <text:p text:style-name="P4"><text:a xlink:type="simple" xlink:href="#__RefHeading___Toc207_3286401237" text:style-name="Index_20_Link" text:visited-style-name="Index_20_Link"><text:span text:style-name="Main_20_index_20_entry">56</text:span><text:tab/>13</text:a></text:p>
          <text:p text:style-name="P4"><text:a xlink:type="simple" xlink:href="#__RefHeading___Toc209_3286401237" text:style-name="Index_20_Link" text:visited-style-name="Index_20_Link"><text:span text:style-name="Main_20_index_20_entry">57</text:span><text:tab/>13</text:a></text:p>
          <text:p text:style-name="P4"><text:a xlink:type="simple" xlink:href="#__RefHeading___Toc211_3286401237" text:style-name="Index_20_Link" text:visited-style-name="Index_20_Link"><text:span text:style-name="Main_20_index_20_entry">58</text:span><text:tab/>13</text:a></text:p>
          <text:p text:style-name="P4"><text:a xlink:type="simple" xlink:href="#__RefHeading___Toc213_3286401237" text:style-name="Index_20_Link" text:visited-style-name="Index_20_Link"><text:span text:style-name="Main_20_index_20_entry">59</text:span><text:tab/>13</text:a></text:p>
          <text:p text:style-name="P4"><text:a xlink:type="simple" xlink:href="#__RefHeading___Toc215_3286401237" text:style-name="Index_20_Link" text:visited-style-name="Index_20_Link"><text:span text:style-name="Main_20_index_20_entry">60</text:span><text:tab/>13</text:a></text:p>
          <text:p text:style-name="P4"><text:a xlink:type="simple" xlink:href="#__RefHeading___Toc217_3286401237" text:style-name="Index_20_Link" text:visited-style-name="Index_20_Link"><text:span text:style-name="Main_20_index_20_entry">61</text:span><text:tab/>13</text:a></text:p>
          <text:p text:style-name="P4"><text:a xlink:type="simple" xlink:href="#__RefHeading___Toc219_3286401237" text:style-name="Index_20_Link" text:visited-style-name="Index_20_Link"><text:soft-page-break/><text:span text:style-name="Main_20_index_20_entry">62</text:span><text:tab/>14</text:a></text:p>
          <text:p text:style-name="P4"><text:a xlink:type="simple" xlink:href="#__RefHeading___Toc221_3286401237" text:style-name="Index_20_Link" text:visited-style-name="Index_20_Link"><text:span text:style-name="Main_20_index_20_entry">63</text:span><text:tab/>14</text:a></text:p>
          <text:p text:style-name="P4"><text:a xlink:type="simple" xlink:href="#__RefHeading___Toc223_3286401237" text:style-name="Index_20_Link" text:visited-style-name="Index_20_Link"><text:span text:style-name="Main_20_index_20_entry">64</text:span><text:tab/>14</text:a></text:p>
          <text:p text:style-name="P4"><text:a xlink:type="simple" xlink:href="#__RefHeading___Toc225_3286401237" text:style-name="Index_20_Link" text:visited-style-name="Index_20_Link"><text:span text:style-name="Main_20_index_20_entry">65</text:span><text:tab/>14</text:a></text:p>
          <text:p text:style-name="P4"><text:a xlink:type="simple" xlink:href="#__RefHeading___Toc227_3286401237" text:style-name="Index_20_Link" text:visited-style-name="Index_20_Link"><text:span text:style-name="Main_20_index_20_entry">66</text:span><text:tab/>14</text:a></text:p>
          <text:p text:style-name="P4"><text:a xlink:type="simple" xlink:href="#__RefHeading___Toc229_3286401237" text:style-name="Index_20_Link" text:visited-style-name="Index_20_Link"><text:span text:style-name="Main_20_index_20_entry">67</text:span><text:tab/>14</text:a></text:p>
          <text:p text:style-name="P4"><text:a xlink:type="simple" xlink:href="#__RefHeading___Toc231_3286401237" text:style-name="Index_20_Link" text:visited-style-name="Index_20_Link"><text:span text:style-name="Main_20_index_20_entry">68</text:span><text:tab/>14</text:a></text:p>
          <text:p text:style-name="P4"><text:a xlink:type="simple" xlink:href="#__RefHeading___Toc233_3286401237" text:style-name="Index_20_Link" text:visited-style-name="Index_20_Link"><text:span text:style-name="Main_20_index_20_entry">69</text:span><text:tab/>14</text:a></text:p>
          <text:p text:style-name="P4"><text:a xlink:type="simple" xlink:href="#__RefHeading___Toc235_3286401237" text:style-name="Index_20_Link" text:visited-style-name="Index_20_Link"><text:span text:style-name="Main_20_index_20_entry">70</text:span><text:tab/>14</text:a></text:p>
          <text:p text:style-name="P4"><text:a xlink:type="simple" xlink:href="#__RefHeading___Toc237_3286401237" text:style-name="Index_20_Link" text:visited-style-name="Index_20_Link"><text:span text:style-name="Main_20_index_20_entry">71</text:span><text:tab/>14</text:a></text:p>
          <text:p text:style-name="P4"><text:a xlink:type="simple" xlink:href="#__RefHeading___Toc239_3286401237" text:style-name="Index_20_Link" text:visited-style-name="Index_20_Link"><text:span text:style-name="Main_20_index_20_entry">72</text:span><text:tab/>14</text:a></text:p>
          <text:p text:style-name="P4"><text:a xlink:type="simple" xlink:href="#__RefHeading___Toc241_3286401237" text:style-name="Index_20_Link" text:visited-style-name="Index_20_Link"><text:span text:style-name="Main_20_index_20_entry">73</text:span><text:tab/>14</text:a></text:p>
          <text:p text:style-name="P4"><text:a xlink:type="simple" xlink:href="#__RefHeading___Toc243_3286401237" text:style-name="Index_20_Link" text:visited-style-name="Index_20_Link"><text:span text:style-name="Main_20_index_20_entry">74</text:span><text:tab/>15</text:a></text:p>
          <text:p text:style-name="P4"><text:a xlink:type="simple" xlink:href="#__RefHeading___Toc245_3286401237" text:style-name="Index_20_Link" text:visited-style-name="Index_20_Link"><text:span text:style-name="Main_20_index_20_entry">75</text:span><text:tab/>15</text:a></text:p>
          <text:p text:style-name="P4"><text:a xlink:type="simple" xlink:href="#__RefHeading___Toc247_3286401237" text:style-name="Index_20_Link" text:visited-style-name="Index_20_Link"><text:span text:style-name="Main_20_index_20_entry">76</text:span><text:tab/>15</text:a></text:p>
          <text:p text:style-name="P4"><text:a xlink:type="simple" xlink:href="#__RefHeading___Toc249_3286401237" text:style-name="Index_20_Link" text:visited-style-name="Index_20_Link"><text:span text:style-name="Main_20_index_20_entry">77</text:span><text:tab/>15</text:a></text:p>
          <text:p text:style-name="P4"><text:a xlink:type="simple" xlink:href="#__RefHeading___Toc251_3286401237" text:style-name="Index_20_Link" text:visited-style-name="Index_20_Link"><text:span text:style-name="Main_20_index_20_entry">78</text:span><text:tab/>15</text:a></text:p>
          <text:p text:style-name="P4"><text:a xlink:type="simple" xlink:href="#__RefHeading___Toc253_3286401237" text:style-name="Index_20_Link" text:visited-style-name="Index_20_Link"><text:span text:style-name="Main_20_index_20_entry">79</text:span><text:tab/>15</text:a></text:p>
          <text:p text:style-name="P4"><text:a xlink:type="simple" xlink:href="#__RefHeading___Toc255_3286401237" text:style-name="Index_20_Link" text:visited-style-name="Index_20_Link"><text:span text:style-name="Main_20_index_20_entry">80</text:span><text:tab/>15</text:a></text:p>
          <text:p text:style-name="P4"><text:a xlink:type="simple" xlink:href="#__RefHeading___Toc257_3286401237" text:style-name="Index_20_Link" text:visited-style-name="Index_20_Link"><text:span text:style-name="Main_20_index_20_entry">81</text:span><text:tab/>15</text:a></text:p>
        </text:index-body>
      </text:table-of-content>
      <text:p text:style-name="Standard"/>
      <text:p text:style-name="Standard"/>
      <text:h text:style-name="P5" text:outline-level="1"><text:bookmark-start text:name="__RefHeading___Toc97_3286401237"/>Foo<text:bookmark-end text:name="__RefHeading___Toc97_3286401237"/></text:h>
      <text:p text:style-name="P3">Gbv<text:note text:id="ftn1" text:note-class="footnote"><text:note-citation>1</text:note-citation><text:note-body><text:p text:style-name="P2">Aaa</text:p><text:p text:style-name="P2">aba</text:p></text:note-body></text:note></text:p>
      <text:p text:style-name="P3">vn<text:note text:id="ftn2" text:note-class="footnote"><text:note-citation>2</text:note-citation><text:note-body><text:p text:style-name="P2">Bb</text:p><text:p text:style-name="P2">vvbvbb</text:p><text:p text:style-name="P2">vf6bnm</text:p><text:p text:style-name="P2">bmmbnghghgh</text:p><text:p text:style-name="P2">bbbdf</text:p><text:p text:style-name="P2">cbd</text:p></text:note-body></text:note></text:p>
      <text:p text:style-name="P3">cvb<text:note text:id="ftn3" text:note-class="footnote"><text:note-citation>3</text:note-citation><text:note-body><text:p text:style-name="P2">Ccccvc</text:p><text:p text:style-name="P2">cbc</text:p><text:p text:style-name="P2">bcbs</text:p><text:p text:style-name="P2">cddfsf</text:p><text:p text:style-name="P2">sfgs</text:p><text:p text:style-name="P2">bsvbbvbv</text:p><text:p text:style-name="P2">sfg</text:p><text:p text:style-name="P2">vbvbvb</text:p></text:note-body></text:note></text:p>
      <text:p text:style-name="P3">wrt<text:note text:id="ftn4" text:note-class="footnote"><text:note-citation>4</text:note-citation><text:note-body><text:p text:style-name="P2">bvbvbvbv</text:p></text:note-body></text:note></text:p>
      <text:p text:style-name="P3">v<text:note text:id="ftn5" text:note-class="footnote"><text:note-citation>5</text:note-citation><text:note-body><text:p text:style-name="P2">bvbvbhvhbvhbhvbhvbh</text:p></text:note-body></text:note></text:p>
      <text:p text:style-name="P3">b</text:p>
      <text:p text:style-name="P3">k</text:p>
      <text:p text:style-name="P3">ijmghmndg</text:p>
      <text:p text:style-name="P3">hadv\</text:p>
      <text:p text:style-name="P3"><text:soft-page-break/>asfdqwe</text:p>
      <text:p text:style-name="P3">vsc</text:p>
      <text:p text:style-name="P3">b6</text:p>
      <text:p text:style-name="P3">rjdg</text:p>
      <text:p text:style-name="P3">ada</text:p>
      <text:p text:style-name="P3">f </text:p>
      <text:p text:style-name="P3">y6jryj</text:p>
      <text:p text:style-name="P3">fasd</text:p>
      <text:p text:style-name="P3">bv</text:p>
      <text:p text:style-name="P3">etu</text:p>
      <text:p text:style-name="P3">eth</text:p>
      <text:p text:style-name="P3">ad</text:p>
      <text:p text:style-name="P3">n6</text:p>
      <text:p text:style-name="P3">e</text:p>
      <text:p text:style-name="P3">gnsf</text:p>
      <text:p text:style-name="P3">adfqyhh</text:p>
      <text:p text:style-name="P3">sdvbsc</text:p>
      <text:p text:style-name="P3">va</text:p>
      <text:p text:style-name="P3">dtaryh</text:p>
      <text:p text:style-name="P3">6dgh</text:p>
      <text:h text:style-name="P6" text:outline-level="1" text:is-list-header="true"><text:bookmark-start text:name="__RefHeading___Toc99_3286401237"/><text:soft-page-break/>bar<text:bookmark-end text:name="__RefHeading___Toc99_3286401237"/></text:h>
      <text:h text:style-name="Heading_20_1" text:outline-level="1"><text:bookmark-start text:name="__RefHeading___Toc101_3286401237"/>Three<text:bookmark-end text:name="__RefHeading___Toc101_3286401237"/></text:h>
      <text:h text:style-name="Heading_20_1" text:outline-level="1"><text:bookmark-start text:name="__RefHeading___Toc103_3286401237"/>4<text:bookmark-end text:name="__RefHeading___Toc103_3286401237"/></text:h>
      <text:h text:style-name="Heading_20_1" text:outline-level="1"><text:bookmark-start text:name="__RefHeading___Toc105_3286401237"/>5<text:bookmark-end text:name="__RefHeading___Toc105_3286401237"/></text:h>
      <text:h text:style-name="Heading_20_1" text:outline-level="1"><text:bookmark-start text:name="__RefHeading___Toc107_3286401237"/>6<text:bookmark-end text:name="__RefHeading___Toc107_3286401237"/></text:h>
      <text:h text:style-name="Heading_20_1" text:outline-level="1"><text:bookmark-start text:name="__RefHeading___Toc109_3286401237"/>7<text:bookmark-end text:name="__RefHeading___Toc109_3286401237"/></text:h>
      <text:h text:style-name="Heading_20_1" text:outline-level="1"><text:bookmark-start text:name="__RefHeading___Toc111_3286401237"/>8<text:bookmark-end text:name="__RefHeading___Toc111_3286401237"/></text:h>
      <text:h text:style-name="Heading_20_1" text:outline-level="1"><text:bookmark-start text:name="__RefHeading___Toc113_3286401237"/>9<text:bookmark-end text:name="__RefHeading___Toc113_3286401237"/></text:h>
      <text:h text:style-name="Heading_20_1" text:outline-level="1"><text:bookmark-start text:name="__RefHeading___Toc115_3286401237"/>10<text:bookmark-end text:name="__RefHeading___Toc115_3286401237"/></text:h>
      <text:h text:style-name="Heading_20_1" text:outline-level="1"><text:bookmark-start text:name="__RefHeading___Toc117_3286401237"/>11<text:bookmark-end text:name="__RefHeading___Toc117_3286401237"/></text:h>
      <text:h text:style-name="Heading_20_1" text:outline-level="1"><text:bookmark-start text:name="__RefHeading___Toc119_3286401237"/>12<text:bookmark-end text:name="__RefHeading___Toc119_3286401237"/></text:h>
      <text:h text:style-name="Heading_20_1" text:outline-level="1"><text:bookmark-start text:name="__RefHeading___Toc121_3286401237"/>13<text:bookmark-end text:name="__RefHeading___Toc121_3286401237"/></text:h>
      <text:h text:style-name="Heading_20_1" text:outline-level="1"><text:bookmark-start text:name="__RefHeading___Toc123_3286401237"/><text:soft-page-break/>14<text:bookmark-end text:name="__RefHeading___Toc123_3286401237"/></text:h>
      <text:h text:style-name="Heading_20_1" text:outline-level="1"><text:bookmark-start text:name="__RefHeading___Toc125_3286401237"/>15<text:bookmark-end text:name="__RefHeading___Toc125_3286401237"/></text:h>
      <text:h text:style-name="Heading_20_1" text:outline-level="1"><text:bookmark-start text:name="__RefHeading___Toc127_3286401237"/>16<text:bookmark-end text:name="__RefHeading___Toc127_3286401237"/></text:h>
      <text:h text:style-name="Heading_20_1" text:outline-level="1"><text:bookmark-start text:name="__RefHeading___Toc129_3286401237"/>17<text:bookmark-end text:name="__RefHeading___Toc129_3286401237"/></text:h>
      <text:h text:style-name="Heading_20_1" text:outline-level="1"><text:bookmark-start text:name="__RefHeading___Toc131_3286401237"/>18<text:bookmark-end text:name="__RefHeading___Toc131_3286401237"/></text:h>
      <text:h text:style-name="Heading_20_1" text:outline-level="1"><text:bookmark-start text:name="__RefHeading___Toc133_3286401237"/>19<text:bookmark-end text:name="__RefHeading___Toc133_3286401237"/></text:h>
      <text:h text:style-name="Heading_20_1" text:outline-level="1"><text:bookmark-start text:name="__RefHeading___Toc135_3286401237"/>20<text:bookmark-end text:name="__RefHeading___Toc135_3286401237"/></text:h>
      <text:h text:style-name="Heading_20_1" text:outline-level="1"><text:bookmark-start text:name="__RefHeading___Toc137_3286401237"/>21<text:bookmark-end text:name="__RefHeading___Toc137_3286401237"/></text:h>
      <text:h text:style-name="Heading_20_1" text:outline-level="1"><text:bookmark-start text:name="__RefHeading___Toc139_3286401237"/>22<text:bookmark-end text:name="__RefHeading___Toc139_3286401237"/></text:h>
      <text:h text:style-name="Heading_20_1" text:outline-level="1"><text:bookmark-start text:name="__RefHeading___Toc141_3286401237"/>23<text:bookmark-end text:name="__RefHeading___Toc141_3286401237"/></text:h>
      <text:h text:style-name="Heading_20_1" text:outline-level="1"><text:bookmark-start text:name="__RefHeading___Toc143_3286401237"/>24<text:bookmark-end text:name="__RefHeading___Toc143_3286401237"/></text:h>
      <text:h text:style-name="Heading_20_1" text:outline-level="1"><text:bookmark-start text:name="__RefHeading___Toc145_3286401237"/>25<text:bookmark-end text:name="__RefHeading___Toc145_3286401237"/></text:h>
      <text:h text:style-name="Heading_20_1" text:outline-level="1"><text:bookmark-start text:name="__RefHeading___Toc147_3286401237"/><text:soft-page-break/>26<text:bookmark-end text:name="__RefHeading___Toc147_3286401237"/></text:h>
      <text:h text:style-name="Heading_20_1" text:outline-level="1"><text:bookmark-start text:name="__RefHeading___Toc149_3286401237"/><text:soft-page-break/>27<text:bookmark-end text:name="__RefHeading___Toc149_3286401237"/></text:h>
      <text:h text:style-name="Heading_20_1" text:outline-level="1"><text:bookmark-start text:name="__RefHeading___Toc151_3286401237"/>28<text:bookmark-end text:name="__RefHeading___Toc151_3286401237"/></text:h>
      <text:h text:style-name="Heading_20_1" text:outline-level="1"><text:bookmark-start text:name="__RefHeading___Toc153_3286401237"/>29<text:bookmark-end text:name="__RefHeading___Toc153_3286401237"/></text:h>
      <text:h text:style-name="Heading_20_1" text:outline-level="1"><text:bookmark-start text:name="__RefHeading___Toc155_3286401237"/>30<text:bookmark-end text:name="__RefHeading___Toc155_3286401237"/></text:h>
      <text:h text:style-name="Heading_20_1" text:outline-level="1"><text:bookmark-start text:name="__RefHeading___Toc157_3286401237"/>31<text:bookmark-end text:name="__RefHeading___Toc157_3286401237"/></text:h>
      <text:h text:style-name="Heading_20_1" text:outline-level="1"><text:bookmark-start text:name="__RefHeading___Toc159_3286401237"/>32<text:bookmark-end text:name="__RefHeading___Toc159_3286401237"/></text:h>
      <text:h text:style-name="Heading_20_1" text:outline-level="1"><text:bookmark-start text:name="__RefHeading___Toc161_3286401237"/>33<text:bookmark-end text:name="__RefHeading___Toc161_3286401237"/></text:h>
      <text:h text:style-name="Heading_20_1" text:outline-level="1"><text:bookmark-start text:name="__RefHeading___Toc163_3286401237"/>34<text:bookmark-end text:name="__RefHeading___Toc163_3286401237"/></text:h>
      <text:h text:style-name="Heading_20_1" text:outline-level="1"><text:bookmark-start text:name="__RefHeading___Toc165_3286401237"/>35<text:bookmark-end text:name="__RefHeading___Toc165_3286401237"/></text:h>
      <text:h text:style-name="Heading_20_1" text:outline-level="1"><text:bookmark-start text:name="__RefHeading___Toc167_3286401237"/>36<text:bookmark-end text:name="__RefHeading___Toc167_3286401237"/></text:h>
      <text:h text:style-name="Heading_20_1" text:outline-level="1"><text:bookmark-start text:name="__RefHeading___Toc169_3286401237"/>37<text:bookmark-end text:name="__RefHeading___Toc169_3286401237"/></text:h>
      <text:h text:style-name="Heading_20_1" text:outline-level="1"><text:bookmark-start text:name="__RefHeading___Toc171_3286401237"/><text:soft-page-break/>38<text:bookmark-end text:name="__RefHeading___Toc171_3286401237"/></text:h>
      <text:h text:style-name="Heading_20_1" text:outline-level="1"><text:bookmark-start text:name="__RefHeading___Toc173_3286401237"/>39<text:bookmark-end text:name="__RefHeading___Toc173_3286401237"/></text:h>
      <text:h text:style-name="Heading_20_1" text:outline-level="1"><text:bookmark-start text:name="__RefHeading___Toc175_3286401237"/>40<text:bookmark-end text:name="__RefHeading___Toc175_3286401237"/></text:h>
      <text:h text:style-name="Heading_20_1" text:outline-level="1"><text:bookmark-start text:name="__RefHeading___Toc177_3286401237"/>41<text:bookmark-end text:name="__RefHeading___Toc177_3286401237"/></text:h>
      <text:h text:style-name="Heading_20_1" text:outline-level="1"><text:bookmark-start text:name="__RefHeading___Toc179_3286401237"/>42<text:bookmark-end text:name="__RefHeading___Toc179_3286401237"/></text:h>
      <text:h text:style-name="Heading_20_1" text:outline-level="1"><text:bookmark-start text:name="__RefHeading___Toc181_3286401237"/>43<text:bookmark-end text:name="__RefHeading___Toc181_3286401237"/></text:h>
      <text:h text:style-name="Heading_20_1" text:outline-level="1"><text:bookmark-start text:name="__RefHeading___Toc183_3286401237"/>44<text:bookmark-end text:name="__RefHeading___Toc183_3286401237"/></text:h>
      <text:h text:style-name="Heading_20_1" text:outline-level="1"><text:bookmark-start text:name="__RefHeading___Toc185_3286401237"/>45<text:bookmark-end text:name="__RefHeading___Toc185_3286401237"/></text:h>
      <text:h text:style-name="Heading_20_1" text:outline-level="1"><text:bookmark-start text:name="__RefHeading___Toc187_3286401237"/>46<text:bookmark-end text:name="__RefHeading___Toc187_3286401237"/></text:h>
      <text:h text:style-name="Heading_20_1" text:outline-level="1"><text:bookmark-start text:name="__RefHeading___Toc189_3286401237"/>47<text:bookmark-end text:name="__RefHeading___Toc189_3286401237"/></text:h>
      <text:h text:style-name="Heading_20_1" text:outline-level="1"><text:bookmark-start text:name="__RefHeading___Toc191_3286401237"/>48<text:bookmark-end text:name="__RefHeading___Toc191_3286401237"/></text:h>
      <text:h text:style-name="Heading_20_1" text:outline-level="1"><text:bookmark-start text:name="__RefHeading___Toc193_3286401237"/>49<text:bookmark-end text:name="__RefHeading___Toc193_3286401237"/></text:h>
      <text:h text:style-name="Heading_20_1" text:outline-level="1"><text:bookmark-start text:name="__RefHeading___Toc195_3286401237"/><text:soft-page-break/>50<text:bookmark-end text:name="__RefHeading___Toc195_3286401237"/></text:h>
      <text:h text:style-name="Heading_20_1" text:outline-level="1"><text:bookmark-start text:name="__RefHeading___Toc197_3286401237"/>51<text:bookmark-end text:name="__RefHeading___Toc197_3286401237"/></text:h>
      <text:h text:style-name="Heading_20_1" text:outline-level="1"><text:bookmark-start text:name="__RefHeading___Toc199_3286401237"/>52<text:bookmark-end text:name="__RefHeading___Toc199_3286401237"/></text:h>
      <text:h text:style-name="Heading_20_1" text:outline-level="1"><text:bookmark-start text:name="__RefHeading___Toc201_3286401237"/>53<text:bookmark-end text:name="__RefHeading___Toc201_3286401237"/></text:h>
      <text:h text:style-name="Heading_20_1" text:outline-level="1"><text:bookmark-start text:name="__RefHeading___Toc203_3286401237"/>54<text:bookmark-end text:name="__RefHeading___Toc203_3286401237"/></text:h>
      <text:h text:style-name="Heading_20_1" text:outline-level="1"><text:bookmark-start text:name="__RefHeading___Toc205_3286401237"/>55<text:bookmark-end text:name="__RefHeading___Toc205_3286401237"/></text:h>
      <text:h text:style-name="Heading_20_1" text:outline-level="1"><text:bookmark-start text:name="__RefHeading___Toc207_3286401237"/>56<text:bookmark-end text:name="__RefHeading___Toc207_3286401237"/></text:h>
      <text:h text:style-name="Heading_20_1" text:outline-level="1"><text:bookmark-start text:name="__RefHeading___Toc209_3286401237"/>57<text:bookmark-end text:name="__RefHeading___Toc209_3286401237"/></text:h>
      <text:h text:style-name="Heading_20_1" text:outline-level="1"><text:bookmark-start text:name="__RefHeading___Toc211_3286401237"/>58<text:bookmark-end text:name="__RefHeading___Toc211_3286401237"/></text:h>
      <text:h text:style-name="Heading_20_1" text:outline-level="1"><text:bookmark-start text:name="__RefHeading___Toc213_3286401237"/>59<text:bookmark-end text:name="__RefHeading___Toc213_3286401237"/></text:h>
      <text:h text:style-name="Heading_20_1" text:outline-level="1"><text:bookmark-start text:name="__RefHeading___Toc215_3286401237"/>60<text:bookmark-end text:name="__RefHeading___Toc215_3286401237"/></text:h>
      <text:h text:style-name="Heading_20_1" text:outline-level="1"><text:bookmark-start text:name="__RefHeading___Toc217_3286401237"/>61<text:bookmark-end text:name="__RefHeading___Toc217_3286401237"/></text:h>
      <text:h text:style-name="Heading_20_1" text:outline-level="1"><text:bookmark-start text:name="__RefHeading___Toc219_3286401237"/><text:soft-page-break/>62<text:bookmark-end text:name="__RefHeading___Toc219_3286401237"/></text:h>
      <text:h text:style-name="Heading_20_1" text:outline-level="1"><text:bookmark-start text:name="__RefHeading___Toc221_3286401237"/>63<text:bookmark-end text:name="__RefHeading___Toc221_3286401237"/></text:h>
      <text:h text:style-name="Heading_20_1" text:outline-level="1"><text:bookmark-start text:name="__RefHeading___Toc223_3286401237"/>64<text:bookmark-end text:name="__RefHeading___Toc223_3286401237"/></text:h>
      <text:h text:style-name="Heading_20_1" text:outline-level="1"><text:bookmark-start text:name="__RefHeading___Toc225_3286401237"/>65<text:bookmark-end text:name="__RefHeading___Toc225_3286401237"/></text:h>
      <text:h text:style-name="Heading_20_1" text:outline-level="1"><text:bookmark-start text:name="__RefHeading___Toc227_3286401237"/>66<text:bookmark-end text:name="__RefHeading___Toc227_3286401237"/></text:h>
      <text:h text:style-name="Heading_20_1" text:outline-level="1"><text:bookmark-start text:name="__RefHeading___Toc229_3286401237"/>67<text:bookmark-end text:name="__RefHeading___Toc229_3286401237"/></text:h>
      <text:h text:style-name="Heading_20_1" text:outline-level="1"><text:bookmark-start text:name="__RefHeading___Toc231_3286401237"/>68<text:bookmark-end text:name="__RefHeading___Toc231_3286401237"/></text:h>
      <text:h text:style-name="Heading_20_1" text:outline-level="1"><text:bookmark-start text:name="__RefHeading___Toc233_3286401237"/>69<text:bookmark-end text:name="__RefHeading___Toc233_3286401237"/></text:h>
      <text:h text:style-name="Heading_20_1" text:outline-level="1"><text:bookmark-start text:name="__RefHeading___Toc235_3286401237"/>70<text:bookmark-end text:name="__RefHeading___Toc235_3286401237"/></text:h>
      <text:h text:style-name="Heading_20_1" text:outline-level="1"><text:bookmark-start text:name="__RefHeading___Toc237_3286401237"/>71<text:bookmark-end text:name="__RefHeading___Toc237_3286401237"/></text:h>
      <text:h text:style-name="Heading_20_1" text:outline-level="1"><text:bookmark-start text:name="__RefHeading___Toc239_3286401237"/>72<text:bookmark-end text:name="__RefHeading___Toc239_3286401237"/></text:h>
      <text:h text:style-name="Heading_20_1" text:outline-level="1"><text:bookmark-start text:name="__RefHeading___Toc241_3286401237"/>73<text:bookmark-end text:name="__RefHeading___Toc241_3286401237"/></text:h>
      <text:h text:style-name="Heading_20_1" text:outline-level="1"><text:bookmark-start text:name="__RefHeading___Toc243_3286401237"/><text:soft-page-break/>74<text:bookmark-end text:name="__RefHeading___Toc243_3286401237"/></text:h>
      <text:h text:style-name="Heading_20_1" text:outline-level="1"><text:bookmark-start text:name="__RefHeading___Toc245_3286401237"/>75<text:bookmark-end text:name="__RefHeading___Toc245_3286401237"/></text:h>
      <text:h text:style-name="Heading_20_1" text:outline-level="1"><text:bookmark-start text:name="__RefHeading___Toc247_3286401237"/>76<text:bookmark-end text:name="__RefHeading___Toc247_3286401237"/></text:h>
      <text:h text:style-name="Heading_20_1" text:outline-level="1"><text:bookmark-start text:name="__RefHeading___Toc249_3286401237"/>77<text:bookmark-end text:name="__RefHeading___Toc249_3286401237"/></text:h>
      <text:h text:style-name="Heading_20_1" text:outline-level="1"><text:bookmark-start text:name="__RefHeading___Toc251_3286401237"/>78<text:bookmark-end text:name="__RefHeading___Toc251_3286401237"/></text:h>
      <text:h text:style-name="Heading_20_1" text:outline-level="1"><text:bookmark-start text:name="__RefHeading___Toc253_3286401237"/>79<text:bookmark-end text:name="__RefHeading___Toc253_3286401237"/></text:h>
      <text:h text:style-name="Heading_20_1" text:outline-level="1"><text:bookmark-start text:name="__RefHeading___Toc255_3286401237"/>80<text:bookmark-end text:name="__RefHeading___Toc255_3286401237"/></text:h>
      <text:h text:style-name="Heading_20_1" text:outline-level="1"><text:bookmark-start text:name="__RefHeading___Toc257_3286401237"/>81<text:bookmark-end text:name="__RefHeading___Toc257_3286401237"/></text:h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size="18pt"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9:05:13.818055476</meta:creation-date>
    <dc:date>2023-05-15T19:21:23.210532742</dc:date>
    <meta:editing-duration>PT21M36S</meta:editing-duration>
    <meta:editing-cycles>9</meta:editing-cycles>
    <meta:generator>LibreOfficeDev/7.5.4.0.0$Linux_X86_64 LibreOffice_project/1b7cbdcc306a5f97a25cb1c3435b2635a51c8e83</meta:generator>
    <meta:document-statistic meta:table-count="0" meta:image-count="0" meta:object-count="0" meta:page-count="14" meta:paragraph-count="211" meta:word-count="294" meta:character-count="783" meta:non-whitespace-character-count="699"/>
  </office:meta>
</office:document-meta>
</file>